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Times"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paragraph-properties fo:margin-bottom="0.1667in"/>
      <style:text-properties style:font-name="Songti TC" fo:font-size="12.0pt" fo:background-color="#ececec"/>
    </style:style>
    <style:style style:name="P5"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1.03.26 04:27   |   <text:a xlink:type="simple" xlink:href="http://palinfo.habago.org/Entry?Command=Information_PrintForum&amp;iPage=575#FORUM22047"><text:span text:style-name="T2">#</text:span></text:a></text:p>
      <text:p text:style-name="P2"><text:span text:style-name="T1">謝謝良哲</text:span>,<text:span text:style-name="T1">難怪我怎麼覺得好像不久前才剛累得半死回到家</text:span>,<text:span text:style-name="T1">等一下就去修改</text:span>. <text:line-break/><text:line-break/><text:span text:style-name="T1">董事長很可能已經有點老年失智了</text:span>,<text:span text:style-name="T1">各位千萬不要再相信我講的話了</text:span>.<text:line-break/><text:line-break/>p.s.: <text:span text:style-name="T1">每隔一段時間我就會給電腦換個首頁</text:span>,<text:span text:style-name="T1">剛剛一直在想到底是要把我從小至今的唯一歌星偶像許冠傑給列為首頁</text:span><text:line-break/><text:span text:style-name="T1">鐵塔凌雲</text:span>:<text:line-break/>http://www.youtube.com/watch?v=ggpokTG7uYc&amp;feature=related<text:line-break/><text:line-break/><text:span text:style-name="T1">打雀英雄傳：</text:span><text:line-break/>http://www.youtube.com/watch?v=xm-e7KayAro<text:line-break/><text:line-break/><text:span text:style-name="T1">先敬羅衣後敬人：</text:span><text:line-break/>http://www.youtube.com/watch?v=P5SjBwL-P4I&amp;feature=related<text:line-break/><text:line-break/><text:span text:style-name="T1">每事問</text:span>:<text:line-break/>http://www.youtube.com/watch?v=K2shfdweElI&amp;feature=related<text:line-break/><text:line-break/><text:span text:style-name="T1">搵野做</text:span>:<text:line-break/>http://www.youtube.com/watch?v=gMLciYLG8eM&amp;feature=related<text:line-break/><text:line-break/>(<text:span text:style-name="T1">族繁不及詳列</text:span>, <text:span text:style-name="T1">後四首特別適合心智年齡</text:span>12<text:span text:style-name="T1">歲以下</text:span>)<text:line-break/><text:line-break/><text:span text:style-name="T1">還是再多聽幾次</text:span><text:s/>Mariangela<text:span text:style-name="T1">的催眠曲</text:span>:<text:line-break/><text:line-break/>http://www.youtube.com/watch?v=PRcFq9ptcTM<text:line-break/><text:line-break/><text:span text:style-name="T1">我也希望自己能有這種能力，傳達語言所難以傳達的許多東西</text:span>.</text:p>
      <text:p text:style-name="P1"><text:span text:style-name="T1">良哲</text:span><text:s/>  |  2011.03.25 23:20   |   <text:a xlink:type="simple" xlink:href="http://palinfo.habago.org/Entry?Command=Information_PrintForum&amp;iPage=575#FORUM22044"><text:span text:style-name="T2">#</text:span></text:a></text:p>
      <text:p text:style-name="P3">報告董事長，上回台中站樁不是二月，是三月<text:span text:style-name="T3">12</text:span>日。</text:p>
      <text:p text:style-name="P1"><text:span text:style-name="T1">陳真</text:span><text:s/>  |  2011.03.25 18:58   |   <text:a xlink:type="simple" xlink:href="http://palinfo.habago.org/Entry?Command=Information_PrintForum&amp;iPage=575#FORUM22043"><text:span text:style-name="T2">#</text:span></text:a></text:p>
      <text:p text:style-name="P4">我聽過一些其實很在乎形象的人<text:span text:style-name="T3">,</text:span>卻常跟大家說什麼我們要<text:span text:style-name="T3"><text:s/>"</text:span>義無反顧<text:span text:style-name="T3">,</text:span>雖千萬人吾往矣<text:span text:style-name="T3">" </text:span>云云<text:span text:style-name="T3">,</text:span>但慢慢地你會發現<text:span text:style-name="T3">,</text:span>所謂雖千萬人吾往矣其實是吾努力向千萬人靠攏討喜的意思<text:span text:style-name="T3">. </text:span>放眼所及<text:span text:style-name="T3">,</text:span>所謂理想主義者<text:span text:style-name="T3">,</text:span>幾乎全是這樣的生意人<text:span text:style-name="T3">,</text:span>少有例外<text:span text:style-name="T3">.<text:line-break/><text:line-break/></text:span>相反地<text:span text:style-name="T3">,</text:span>許信良幾十年來形象很差<text:span text:style-name="T3">,</text:span>甚至有<text:span text:style-name="T3"><text:s/>"</text:span>變色龍<text:span text:style-name="T3">" </text:span>的污名外號<text:span text:style-name="T3">,</text:span>說他權謀善變<text:span text:style-name="T3">,</text:span>圓滑而缺乏理想等等<text:span text:style-name="T3">,</text:span>簡直一無是處<text:span text:style-name="T3">. </text:span>比方說曾經在許信良黨主席任內發動罷免他的林義雄<text:span text:style-name="T3">,</text:span>就曾經以一些道德概念來做為發動罷免的理由<text:span text:style-name="T3">,</text:span>例如說許信良不能當黨主席的主要罪狀之一是<text:span text:style-name="T3">: "</text:span>看不起人民<text:span text:style-name="T3">","</text:span>私通統治者<text:span text:style-name="T3">" </text:span>等等<text:span text:style-name="T3">,</text:span>甚至還指控他拿國民黨連戰的錢<text:span text:style-name="T3">(</text:span>並非事實<text:span text:style-name="T3">).<text:line-break/><text:line-break/></text:span>事實上<text:span text:style-name="T3">,</text:span>被人稱做變色龍的許信良<text:span text:style-name="T3">,</text:span>恐怕是我所知道的台灣政治人物裏頭始終不變對於理想非常死心眼的一個人<text:span text:style-name="T3">,</text:span>而其他政治人物<text:span text:style-name="T3">,</text:span>那些號稱始終如一的<text:span text:style-name="T3">,</text:span>的確是始終如一<text:span text:style-name="T3">,</text:span>問題是如個什麼樣的<text:span text:style-name="T3"><text:s/>"</text:span>一<text:span text:style-name="T3">"? </text:span>有的是始終如生意人<text:span text:style-name="T3">,</text:span>有的是始終以敵我論是非<text:span text:style-name="T3">,</text:span>敵人全錯我方全對<text:span text:style-name="T3">,</text:span>有的是始終自以為聖人<text:span text:style-name="T3">,</text:span>有的是始終堅守統獨教條<text:span text:style-name="T3">,</text:span>佔最多數的一種人是始終拿順風旗<text:span text:style-name="T3">,</text:span>永遠都是站在最有利的位置<text:span text:style-name="T3">. </text:span>對於這些人來講<text:span text:style-name="T3">,</text:span>理想或價值始終只是一種商品一種手段一種晉身階一種裝飾品<text:span text:style-name="T3">.<text:line-break/><text:line-break/></text:span>聖經上有段話<text:span text:style-name="T3">: "</text:span>人若因我辱罵你們<text:span text:style-name="T3">,</text:span>逼迫你們<text:span text:style-name="T3">,</text:span>捏造各樣壞話毀謗你們<text:span text:style-name="T3">,</text:span>你們就有福了<text:span text:style-name="T3">! </text:span>應當歡喜快樂<text:span text:style-name="T3">,</text:span>因為你們在天上的賞賜是大的<text:span text:style-name="T3">. </text:span>在你們以前的先知<text:span text:style-name="T3">,</text:span>人也是這樣逼迫他們<text:span text:style-name="T3">." <text:line-break/><text:line-break/></text:span>幾十年來<text:span text:style-name="T3">,</text:span>我慢慢也學會了怎麼更深刻地看待人事物<text:span text:style-name="T3">. </text:span>那些像許信良那樣從來都不把道德辭彙掛在嘴上的人<text:span text:style-name="T3">,</text:span>那些飽受污名<text:span text:style-name="T3">,</text:span>負面形象與正面事實落差甚大的人<text:span text:style-name="T3">,</text:span>或許才是真正的聖徒<text:span text:style-name="T3">. <text:line-break/><text:line-break/></text:span>我不是說聖徒們講的話或做的事全是對的<text:span text:style-name="T3">,</text:span>我只是說這樣一些人值得後世人們到他墳前灑下熱淚<text:span text:style-name="T3">. <text:line-break/><text:line-break/></text:span>陳真<text:span text:style-name="T3"><text:line-break/><text:line-break/>===============<text:line-break/></text:span>登記<text:span text:style-name="T3">2012</text:span>初選<text:span text:style-name="T3"><text:s/></text:span>許信良借錢宣揚理念<text:span text:style-name="T3"><text:line-break/><text:line-break/></text:span>新頭殼<text:span text:style-name="T3">newtalk 2011.03.25 </text:span>王鼎鈞<text:span text:style-name="T3">/</text:span>台北報導<text:span text:style-name="T3"><text:line-break/><text:line-break/></text:span>民進黨總統黨內初選今（<text:span text:style-name="T3">25</text:span>）日截止登記，前民進黨主席許信良意外現身加入戰局。他表示，他知道當選機率不大，但志在宣揚「扶弱濟貧、社福優先、確保現狀、大膽開放」理念，要給另外<text:span text:style-name="T3">2</text:span>位參選人壓力，期盼他的意見能成為政策。<text:span text:style-name="T3"><text:line-break/><text:line-break/></text:span>繼民進黨主席蔡英文與前行政院長蘇貞昌之後，前民進黨主席許信良意外現身黨中央，攜帶<text:span text:style-name="T3">500</text:span>萬支票登記，由秘書長蘇嘉全親自出面受理。黨工對於許信良的現身也都嚇一跳，黨主管們也說事前未接獲情資。<text:span text:style-name="T3"><text:line-break/><text:line-break/></text:span>許信良在受訪時表示，他一生都在關注政治，關心社會，他沒有其他的興趣了；他如果有錢，再多都願意花，他很久前就決定了，借到<text:span text:style-name="T3">500</text:span>萬就來登記，將來要花不少時間還。他不會去走基層，只是想跟大家闡述他的想法。<text:span text:style-name="T3"><text:line-break/><text:line-break/></text:span>許信良說，事前沒有知會蘇貞昌和蔡英文，希望將來能跟<text:span text:style-name="T3">2</text:span>位候選人，公開討論各議題，透過討論，讓蘇、蔡兩人很快地瞭解，相信蘇蔡兩人也可以很快地吸收。關於核能發電爭議，他認為要有專家跟學者來參與討論，而「公投」不失為一個好辦法。<text:span text:style-name="T3"><text:line-break/><text:line-break/></text:span>許信良在聲明中指出，他以一生準備當好台灣的政治領導人，不計毀譽，不問浮沉。現在，他年已<text:span text:style-name="T3">70</text:span>，大概只有非常渺茫的機會承擔這項重任。雖然如此，他還是希望在有生之年，看到他的準備能夠對他熱愛的台灣人民，以及他相信對台灣人民負有特殊使命的民進黨有所幫助。這就是為什麼實在付不起登記費，他還是盡力張羅，趕在最後一刻搭上民進黨<text:span text:style-name="T3">2012</text:span>總統初選列車。<text:span text:style-name="T3"><text:line-break/><text:line-break/></text:span>關於兩岸，他認為，台灣沒有主權流失的危機，台灣沒有被統一的威脅，國家認同的分歧也是表面的大於實質的；台灣進不了聯合國是無法突破的國際政治的現實，而台灣多幾個邦交國或少幾個邦交國，都不影響台灣的安危和人民的利益。這些都不是真正的問題，這些都不值得總統去煩惱。<text:span text:style-name="T3"><text:line-break/><text:line-break/></text:span>而且他還說，要讓台灣的經濟持續成長的最有效對策，就是對中資、中客、中生大膽開放；這個主張就像當年的「大膽西進」一樣，一定會受到政治成見的無情圍剿，但他還是要大膽主張。而現在，大概已經很少人會否定大膽西進的經濟效益。當台商大量匯回資金搶購房地產的這個時候，當年「錢進大陸債留台灣」的質疑，應該已經煙消雲散。<text:span text:style-name="T3"><text:line-break/><text:line-break/></text:span>他強調，台灣真正的問題是經濟如何持續成長以及所得如何公平分配，解決貧富不均，總統責無旁貸。他也很高興知道蔡英文和蘇貞昌都非常重視這個當前台灣真正的問題。<text:span text:style-name="T3"><text:line-break/><text:line-break/></text:span>許信良提到，他過去在<text:span text:style-name="T3">2</text:span>屆黨主席任內，大力推動老人津貼的主張。現在，全台灣年滿<text:span text:style-name="T3">65</text:span>歲的農民和漁民都享有每月<text:span text:style-name="T3">6</text:span>千元的福利津貼，其他未領退休金的老人，也都享有每月<text:span text:style-name="T3">3</text:span>千元或以上的福利津貼。<text:span text:style-name="T3"><text:line-break/><text:line-break/></text:span>許信良說，過去<text:span text:style-name="T3">2</text:span>年，他不只一次建議民進黨把失業津貼和養育津貼列入競選政見，他主張對失業者給予每月<text:span text:style-name="T3">6</text:span>千元的失業津貼，對國中以下的兒童給予每月<text:span text:style-name="T3">6</text:span>千元的養育津貼。可惜，這兩項主張都未被採納。他現在還是強烈希望這兩項主張成為民進黨<text:span text:style-name="T3">2012</text:span>的競選政見，「扶弱救貧，社福優先」應是下一任總統對內施政的大方針。</text:p>
      <text:p text:style-name="P1"><text:span text:style-name="T1">陳真</text:span><text:s/>  |  2011.03.25 15:08   |   <text:a xlink:type="simple" xlink:href="http://palinfo.habago.org/Entry?Command=Information_PrintForum&amp;iPage=575#FORUM22041"><text:span text:style-name="T2">#</text:span></text:a></text:p>
      <text:p text:style-name="P3"><text:span text:style-name="T3">2011</text:span>年<text:span text:style-name="T3">3</text:span>月<text:span text:style-name="T3">27</text:span>日【台中】站樁活動公告<text:span text:style-name="T3"> <text:line-break/><text:line-break/></text:span>三月站樁活動，除了台北之外，台中部份，智巽也將前往台中中興大學學府路校門口靜站。活動時間與台北不同，台北是<text:span text:style-name="T3">3/25</text:span>周五，台中則是<text:span text:style-name="T3">3/27</text:span>周日下午三點到五點。<text:span text:style-name="T3"><text:line-break/><text:line-break/></text:span>上個月（二月）台中的站樁只有智巽及董事長兩人到場。但董事長這周因日理萬機無法前往，很可能只剩智巽一人，還盼中南部支持者共襄盛舉。</text:p>
      <text:p text:style-name="P1"><text:span text:style-name="T1">學姊</text:span><text:s/>  |  2011.03.23 16:11   |   <text:a xlink:type="simple" xlink:href="http://palinfo.habago.org/Entry?Command=Information_PrintForum&amp;iPage=575#FORUM22032"><text:span text:style-name="T2">#</text:span></text:a></text:p>
      <text:p text:style-name="P2">What next in Lybia?<text:line-break/><text:line-break/><text:span text:style-name="T1">一個有氣氛的動畫，但願我也有這種能力，傳達語言所難以傳達的許多東西。</text:span><text:line-break/><text:line-break/>http://www.guardian.co.uk/commentisfree/video/2011/mar/18/middleeast-libya</text:p>
      <text:p text:style-name="P5"/>
      <text:p text:style-name="P1"><text:span text:style-name="T1">陳真</text:span><text:s/>  |  2011.03.18 15:26   |   <text:a xlink:type="simple" xlink:href="http://palinfo.habago.org/Entry?Command=Information_PrintForum&amp;iPage=576#FORUM21981"><text:span text:style-name="T2">#</text:span></text:a></text:p>
      <text:p text:style-name="P4">李同學真不簡單<text:span text:style-name="T3">,</text:span>是怎麼練的<text:span text:style-name="T3">? </text:span>竟能找出本站錯誤<text:span text:style-name="T3">.</text:span></text:p>
      <text:p text:style-name="P1"><text:span text:style-name="T1">學姊</text:span><text:s/>  |  2011.03.18 11:35   |   <text:a xlink:type="simple" xlink:href="http://palinfo.habago.org/Entry?Command=Information_PrintForum&amp;iPage=576#FORUM21980"><text:span text:style-name="T2">#</text:span></text:a></text:p>
      <text:p text:style-name="P3">非常感謝秉叡的指正。在<text:span text:style-name="T3">Odessa</text:span>發生過多次反猶事件，之後的納粹屠殺也在此地展開。不過依本文所指，確實應該是指更早之前的反猶屠殺。只是這屠殺在十九世紀下半期<text:span text:style-name="T3">1859, 1871, 1881, 1886, 1905</text:span>等發生多次，我想對往後猶太建國都有助瀾之力。我已將譯註更改為：十九世紀下半期至二十世紀初期，俄國境內多地，包括<text:span text:style-name="T3">Odessa</text:span>地區，發生數波迫害與屠殺猶太人之事件，促發了日後之猶太建國運動。</text:p>
      <text:p text:style-name="P1"><text:span text:style-name="T1">陳真</text:span><text:s/>  |  2011.03.17 18:09   |   <text:a xlink:type="simple" xlink:href="http://palinfo.habago.org/Entry?Command=Information_PrintForum&amp;iPage=576#FORUM21977"><text:span text:style-name="T2">#</text:span></text:a></text:p>
      <text:p text:style-name="P4">底下報導中這位<text:span text:style-name="T3"><text:s/>"</text:span>勇敢<text:span text:style-name="T3">" </text:span>擋救護車三度表演特技超車的司機<text:span text:style-name="T3">,</text:span>恐怕才是正港ㄟ台灣郎<text:span text:style-name="T3">. <text:line-break/><text:line-break/></text:span>所謂中指蕭的事件剛發生時<text:span text:style-name="T3">,</text:span>台灣郎一窩蜂群起攻擊這名中指過長的代罪羔羊<text:span text:style-name="T3">,</text:span>在風頭當下<text:span text:style-name="T3">,</text:span>我幾次在路上見到救護車<text:span text:style-name="T3">,</text:span>竟然奇蹟出現<text:span text:style-name="T3">,</text:span>群車竟然像摩西分開紅海一樣往兩旁散去<text:span text:style-name="T3">,</text:span>讓出道路<text:span text:style-name="T3">. <text:line-break/><text:line-break/></text:span>有一名遠在新竹素不相識的救護車司機還打電話跟我致謝<text:span text:style-name="T3">,</text:span>說我說出他們的心聲<text:span text:style-name="T3">. </text:span>可是現在風頭過了<text:span text:style-name="T3">,</text:span>台灣郎當然又馬上恢復正港台灣郎的原狀<text:span text:style-name="T3">. <text:line-break/><text:line-break/></text:span>我每天在路上賣命出入上下班<text:span text:style-name="T3">,</text:span>天天看到或親身遇到有數不清的人渣在街頭橫行無阻<text:span text:style-name="T3">,</text:span>惡形惡狀到極點<text:span text:style-name="T3">,</text:span>實在苦不堪言<text:span text:style-name="T3">. </text:span>我有時真想問問<text:span text:style-name="T3">,</text:span>自認為自己的確不是人渣的舉手<text:span text:style-name="T3">! </text:span>究竟有幾個台灣人敢在神明前表明心跡<text:span text:style-name="T3">,</text:span>表明自己的確乾乾淨淨<text:span text:style-name="T3">,</text:span>絕不是橫行街頭不把他人生命當一回事甚至刻意傷害他人的人渣<text:span text:style-name="T3">?<text:line-break/><text:line-break/></text:span>不是人渣的請舉手<text:span text:style-name="T3">!<text:line-break/><text:line-break/></text:span>陳真<text:span text:style-name="T3"><text:line-break/>=========== <text:line-break/><text:line-break/></text:span>不顧人命<text:span text:style-name="T3"><text:s/></text:span>莽司機高速超救護車<text:span text:style-name="T3"><text:line-break/><text:line-break/>2011/03/16 20:17 </text:span>（中央社記者劉嘉泰花蓮縣<text:span text:style-name="T3">16</text:span>日電）<text:span text:style-name="T3"><text:line-break/></text:span>一輛從台東搭載病患到花蓮的救護車，在台九線遇上不讓道的瘋狂駕駛，以高速<text:span text:style-name="T3">3</text:span>度危險超車，讓救護車上的家屬和醫護人員飽受驚嚇。<text:span text:style-name="T3"><text:line-break/><text:line-break/></text:span>「不禮讓救護車通行也就算了，還高速危險超車，根本不把人命放在眼裡」，隨車陪同罹癌父親搭救護車轉院的宋姓女子說，這名瘋狂駕駛實在是太可惡了。<text:span text:style-name="T3"><text:line-break/><text:line-break/></text:span>宋姓女子的父親今天中午搭乘救護車，從署立台東醫院出發，經台九線北上到花蓮慈濟醫院治療，宋女說，在台九線關山和池上路段，路上車輛根本就不禮讓救護車，導致救護車被迫行駛對向車道趕路。<text:span text:style-name="T3"><text:line-break/><text:line-break/></text:span>宋女說，救護車在途中遇到前方<text:span text:style-name="T3">1</text:span>輛改裝車輛擋道時，這輛改裝車不願禮讓，救護車只好超車趕路，沒想到這輛改裝車竟從後方高速緊追救護車，並<text:span text:style-name="T3">3</text:span>度高速危險超車，嚴重危及救護車的行車安全。<text:span text:style-name="T3"><text:line-break/><text:line-break/></text:span>「那輛改裝車的車速一定超過<text:span text:style-name="T3">120</text:span>公里，我實在不懂那名瘋狂駕駛心裡在想什麼」，宋女說，當時救護車裡的醫護人員看到這個情形都嚇壞了。<text:span text:style-name="T3"><text:line-break/><text:line-break/></text:span>救護車最後雖然平安抵達慈濟醫院，但車上的病患、家屬和醫護人員都嚇得說不出話來，宋女說，父親平安到達醫院就好，並不會透過「人肉搜索」找出這名瘋狂駕駛，只希望以後駕駛人能重視其他用路人的安全，不要再發生類似狀況。<text:span text:style-name="T3">1000316</text:span></text:p>
      <text:p text:style-name="P1"><text:span text:style-name="T1">陳真</text:span><text:s/>  |  2011.03.16 18:47   |   <text:a xlink:type="simple" xlink:href="http://palinfo.habago.org/Entry?Command=Information_PrintForum&amp;iPage=576#FORUM21973"><text:span text:style-name="T2">#</text:span></text:a></text:p>
      <text:p text:style-name="P3">做為一個嚮往野蠻的現代人<text:span text:style-name="T3">,</text:span>對於馴化總是帶點排斥<text:span text:style-name="T3">,</text:span>例如像英國那樣的井然有序按步就班<text:span text:style-name="T3">,</text:span>一切都在計劃中<text:span text:style-name="T3">,</text:span>實在有點令人那個<text:span text:style-name="T3">.<text:line-break/><text:line-break/></text:span>忘了是哪位英國人說的了<text:span text:style-name="T3">(</text:span>搞不好是我自己說的<text:span text:style-name="T3">),</text:span>英國人連要不要感動恐怕都得依規定辦事<text:span text:style-name="T3">. </text:span>天啊<text:span text:style-name="T3">,</text:span>真可怕<text:span text:style-name="T3">(</text:span>或天啊好爽<text:span text:style-name="T3">),</text:span>我該尖叫嗎<text:span text:style-name="T3">? </text:span>這事實上由不得我<text:span text:style-name="T3">,</text:span>尖叫或不尖叫<text:span text:style-name="T3">,that is the question.<text:line-break/><text:line-break/></text:span>但馴化的反面理應是類似印度那樣的<text:span text:style-name="T3"><text:s/>"</text:span>自然<text:span text:style-name="T3">" </text:span>社會<text:span text:style-name="T3">,</text:span>而絕對不是像台灣這樣的一種窩囊猥瑣躁動自私毫無規矩<text:span text:style-name="T3">. </text:span>每出門一次<text:span text:style-name="T3">,</text:span>移民之心就加強一分<text:span text:style-name="T3">,</text:span>每天跟這一堆自私躁動的人渣相聚於小島上<text:span text:style-name="T3">,</text:span>實在苦不堪言<text:span text:style-name="T3">. <text:line-break/><text:line-break/></text:span>最近給車子保了兩千五百萬的第三責任險<text:span text:style-name="T3">,</text:span>因為活著沒出事是僥倖<text:span text:style-name="T3">,</text:span>撞車或被車撞恐怕才是註定早晚會發生的事<text:span text:style-name="T3">. </text:span>好好的路他不好好開<text:span text:style-name="T3">,</text:span>偏要衝要搶要逼迫你超速<text:span text:style-name="T3">. </text:span>除非他精神失常根本缺乏認知判斷能力<text:span text:style-name="T3">,</text:span>或是他家正好有人需要<text:span text:style-name="T3">CPR,</text:span>否則實在沒有理由要那樣子開車或騎車<text:span text:style-name="T3">.<text:line-break/><text:line-break/></text:span>在英國開車<text:span text:style-name="T3">,</text:span>每天忙著揮手感謝或比大拇指<text:span text:style-name="T3">,</text:span>因為大家都在忙著讓路<text:span text:style-name="T3">,</text:span>你讓我<text:span text:style-name="T3">,</text:span>我讓你<text:span text:style-name="T3">,</text:span>看誰最會讓<text:span text:style-name="T3">;</text:span>有時在繁忙的十字路口讓路讓到都沒有車子敢動<text:span text:style-name="T3">,</text:span>全停了下來<text:span text:style-name="T3">,</text:span>因為分不清誰在讓誰了<text:span text:style-name="T3">.<text:line-break/><text:line-break/></text:span>但在台灣開車卻不是忙著比大拇指讚美或感謝其他駕駛人<text:span text:style-name="T3">,</text:span>而是忙著比中指<text:span text:style-name="T3">. </text:span>不過當然是偷偷比<text:span text:style-name="T3">,</text:span>萬一讓對方看到你比中指<text:span text:style-name="T3">,</text:span>就有可能會被砍被揍被砸車<text:span text:style-name="T3">. <text:line-break/><text:line-break/></text:span>在英國十年<text:span text:style-name="T3">,</text:span>我不曾見過一場車禍<text:span text:style-name="T3">,</text:span>在台灣我一年見到的車禍少說也有<text:span text:style-name="T3">50</text:span>次到<text:span text:style-name="T3">100 </text:span>次<text:span text:style-name="T3">,</text:span>差不多是平均一個禮拜就會見到一次至兩次<text:span text:style-name="T3">,</text:span>而且往往伴隨武打場面<text:span text:style-name="T3">.<text:line-break/><text:line-break/></text:span>過去有人說<text:span text:style-name="T3">,</text:span>要看一個國家的文明<text:span text:style-name="T3">,</text:span>要先看他的公共廁所<text:span text:style-name="T3">;</text:span>但我倒覺得這樣看不準<text:span text:style-name="T3">;</text:span>不妨看人們怎麼說話怎麼開車<text:span text:style-name="T3">,</text:span>恐怕還要更加準確許多<text:span text:style-name="T3">. <text:line-break/><text:line-break/></text:span>你看<text:span text:style-name="T3">,</text:span>一堆日本人或一堆英國人共處一室<text:span text:style-name="T3">,</text:span>例如車站或車廂內或餐廳<text:span text:style-name="T3">,</text:span>往往安靜得連呼吸都不敢太大聲<text:span text:style-name="T3">,</text:span>深怕打擾別人<text:span text:style-name="T3">. </text:span>但在台灣或只要有同胞出沒的地方<text:span text:style-name="T3">,</text:span>人不用很多<text:span text:style-name="T3">,</text:span>有時只要兩個就足以讓你痛不欲生<text:span text:style-name="T3">,</text:span>強迫你收聽他家大大小小每件事以及每句對話<text:span text:style-name="T3">. <text:line-break/><text:line-break/></text:span>這樣一種民族<text:span text:style-name="T3">,</text:span>稍有不順便哭天搶地<text:span text:style-name="T3">,</text:span>彷彿天崩地裂<text:span text:style-name="T3">;</text:span>只不過是鼻屎大的一點事<text:span text:style-name="T3">,</text:span>也往往表現得好像天大地大那樣非得眾人為之臣服或全世界都該聆聽並且為之垂淚為之彌補為之開河開路不可<text:span text:style-name="T3">.<text:line-break/><text:line-break/></text:span>我對文明深度有著這樣一種理解<text:span text:style-name="T3">,</text:span>個人越顯得渺小越是安靜而微不足道<text:span text:style-name="T3">,</text:span>文明就越是深厚<text:span text:style-name="T3">. </text:span>在這個意義上<text:span text:style-name="T3">,</text:span>印度是偉大的<text:span text:style-name="T3">,</text:span>德國日本英國當然也是<text:span text:style-name="T3">,</text:span>他們不會以為個人的痛苦重要到需要經常去打擾別人<text:span text:style-name="T3">,</text:span>更不用說動輒哭天搶地或爭先恐後哭爸哭母<text:span text:style-name="T3">. <text:line-break/><text:line-break/></text:span>平常在公共場所<text:span text:style-name="T3">,</text:span>不管是在什麼地方<text:span text:style-name="T3">,</text:span>我只要讓旁人聽見我講話的聲音或內容<text:span text:style-name="T3">,</text:span>我就會覺得羞愧萬分很可恥<text:span text:style-name="T3">. </text:span>畢竟一個人實在沒有什麼重要的事會重要到需要去干擾一個陌生人的耳根清靜<text:span text:style-name="T3">.<text:line-break/><text:line-break/></text:span>出於歷史上大屠殺與侵略中國的因素<text:span text:style-name="T3">,</text:span>我非常討厭日本這個國家<text:span text:style-name="T3">,</text:span>但我從來不曾因此失去對於這個民族的尊敬<text:span text:style-name="T3">; </text:span>相反地<text:span text:style-name="T3">,</text:span>我對於中國懷有很深的同胞之情<text:span text:style-name="T3">,</text:span>但我對於華人這個民族卻缺乏敬意<text:span text:style-name="T3">;</text:span>除了鈔票數量崛起<text:span text:style-name="T3">,</text:span>我真的不知道中國還崛起了什麼<text:span text:style-name="T3">. <text:line-break/><text:line-break/></text:span>海嘯摧毀萬物<text:span text:style-name="T3">,</text:span>力量很大<text:span text:style-name="T3">,</text:span>但或許仍然還是有著一種無聲無息的力量<text:span text:style-name="T3">,</text:span>默然之間<text:span text:style-name="T3">,</text:span>似乎要比海嘯還要強大<text:span text:style-name="T3">.<text:line-break/><text:line-break/></text:span>陳真<text:span text:style-name="T3">2011. 03.16.(</text:span>若雪紀念日<text:span text:style-name="T3">)<text:line-break/><text:line-break/>======================<text:line-break/></text:span>司馬觀點：不會哭的日本人（江春男）<text:span text:style-name="T3"><text:line-break/><text:line-break/></text:span>蘋果日報<text:span text:style-name="T3">2011</text:span>年<text:span text:style-name="T3"><text:s/>03</text:span>月<text:span text:style-name="T3">16</text:span>日<text:span text:style-name="T3"> <text:line-break/><text:line-break/></text:span>從日本千葉到仙台和宮城長達<text:span text:style-name="T3">400</text:span>公里公路上，汽車排成長龍，人人急著回家尋找親人，但不管心情如何焦慮，沒有人插隊或超速，加油站採取限量供應，排隊<text:span text:style-name="T3">1</text:span>、<text:span text:style-name="T3">2</text:span>小時只能買到<text:span text:style-name="T3">10</text:span>公升汽油，限量供應飲用水的學校，限量出售礦泉水的超市，限時開放的公廁，到處可見排數百公尺人群，一切都在等待和忍耐。<text:span text:style-name="T3"><text:line-break/><text:line-break/></text:span>法律禁給人添麻煩<text:span text:style-name="T3"><text:line-break/><text:line-break/></text:span>避難所一名婦人請求援助時，沒有呼喊，她只低著頭說：「我聯絡不到我的丈夫。」日本人從小就被教育不要打擾別人，不要麻煩別人，日本<text:span text:style-name="T3">47</text:span>個都道府縣制定了「防止打擾條例」，用法律禁止「給別人添麻煩的行為」，地鐵廣播整天都在播放請不要伸腿以免妨礙別人的內容。<text:span text:style-name="T3"> <text:line-break/><text:line-break/></text:span>三年前韓國釜山射擊場火災導致<text:span text:style-name="T3">10</text:span>名日本旅客遇難，來到釜山的家屬們沒有大聲痛哭，只是跪地低聲啜泣，他們認為表露自己的悲痛會打擾別人，所以日本葬禮很安靜，安靜也代表尊嚴。<text:span text:style-name="T3">2004</text:span>年一名日本人被伊拉克激進組織綁架，輿論一片擔憂，最後他慘遭殺害，他的家人發表聲明說：「對不起，給大家添麻煩了。」<text:span text:style-name="T3"> <text:line-break/><text:line-break/></text:span>堅忍成為自強動力<text:span text:style-name="T3"><text:line-break/><text:line-break/></text:span>讓別人不快，讓別人擔心，讓別人操心，都屬於給人添麻煩範圍，日本小學生的「社會生活教育」第一章第一節就有「不給人添麻煩」這句話。在喪禮上沒哭聲，因為哭會讓人擔心，給別人添麻煩。<text:span text:style-name="T3"><text:line-break/><text:line-break/></text:span>先前日本新潟縣發生<text:span text:style-name="T3">6.8</text:span>地震，僅次於阪神大地震，死亡<text:span text:style-name="T3">65</text:span>人，一名兩歲的孩子和媽媽被壓在岩石下面，日本全國為此焦急，孩子的奶奶接受電視採訪時說：「我們正在等候孩子和他的媽媽平安回來，對不起，給大家添了麻煩。」<text:span text:style-name="T3"><text:line-break/><text:line-break/></text:span>日本人永遠默默承受苦難，不會哭出來，這在心理學上也許是不健康的，但這種自制、克己、堅忍，也是大和民族自強不息的動力。<text:span text:style-name="T3"> <text:line-break/><text:line-break/>============ <text:line-break/></text:span>胡晴舫：人在東京大地震<text:span text:style-name="T3"><text:s/>(</text:span>節錄<text:span text:style-name="T3">)<text:line-break/><text:line-break/></text:span>【聯合報╱胡晴舫】<text:span text:style-name="T3"><text:s/>2011.03.14 07:23 pm <text:line-break/><text:line-break/></text:span>車站<text:span text:style-name="T3"><text:s/></text:span>靜如教堂<text:span text:style-name="T3"><text:line-break/><text:line-break/></text:span>東京各大樓即刻開放空間，供應茶水毛毯，讓民眾入內避難，便利商店免費提供飲食，商家主動在門口擺上熱湯。夜幕降臨，溫度驟降，有些災區下起雪來。沒有了大眾運輸，許多東京上班族嘗試在寒夜徒步回家，六本木到新宿一小時，到橫濱大約八小時。全城塞車，車燈閃亮如聖誕燈飾，不聞一聲喇叭。兩旁夾道魚貫人群，井然有序，不推不擠，好像剛從武道場散場回家的演唱會觀眾。<text:span text:style-name="T3"><text:line-break/><text:line-break/></text:span>渋谷車站前擠滿回不了家的群眾，巴士停駛，地鐵站鐵門拉下，一向把手機當身體器官般依賴的東京人在公共電話前大排長龍，等著跟家人報平安。沒人掄起拳頭敲打鐵門，沒人哭泣喊叫，沒人趁機大發政治議論。縱使滿坑滿谷都是人，那個夜晚，平時吵雜震天的渋谷車站卻安靜得有如一座露天教堂。<text:span text:style-name="T3"><text:line-break/><text:line-break/></text:span>百貨公司走道坐滿了避難民眾，有的吃麵包，有的讀雜誌，有的閉目，儘管餘震不斷，臉上肌肉不動，也不出聲，各自安頓下來，準備漫漫長夜。高掛渋谷街頭的電視畫面映出遭海嘯夷成平地的臨海村鎮，漁船赫然矗立路中央，市公所不見了，汽車跑上屋頂，煉油廠鎮夜大火燒不歇，燃亮了本應隨著日落沉入黑暗的大海。<text:span text:style-name="T3"><text:line-break/><text:line-break/></text:span>搬來東京近一年，我承認個人對日本社會一直有點意見，小到女性冬日為求時髦競穿皮草，市面販賣海豚肉，大到階級觀念、種族歧見、世代正義、性別意識等，尤其東京，就像巴黎、倫敦，對付窮人以及外地人沒有一點好臉色。作點露骨懺情，我的態度傾向太宰治，暗地有點「若你們說做人就得這樣，那從此請別把我算作人」的倔強。當規模九點零強震發生，政府單位第一時間就位救災，企業慷慨襄助，人民自發互助，一切悶不吭聲卻迅速進行，他們的冷靜自持卻令人由衷折服。<text:span text:style-name="T3"><text:line-break/><text:line-break/></text:span>不幸<text:span text:style-name="T3"><text:s/></text:span>彰顯文明<text:span text:style-name="T3"><text:line-break/><text:line-break/></text:span>不由得，我這個誓不為人的下流人也要讚嘆，這是貨真價實的文明。文明不祇是蓋幾座歌劇院、滿城美食咖啡館，也不祇是炫耀異國經驗，身穿川久保玲用<text:span text:style-name="T3">iPhone</text:span>談羅蘭巴特。地震，海嘯，火山，颶風，一次次，地球無情提醒了人類，你手上那點所謂的文明根本不算什麼，隨時眨眼就消滅殆盡，管它巨大如羅馬帝國，或先進如核子反應爐。最終，文明其實關乎人的終極質地，展現在人類作為一個物種如何對待彼此的方式，以及他為了維護生命價值而個別採取的集體行為。<text:span text:style-name="T3"><text:line-break/><text:line-break/></text:span>甚至，文明即將大規模毀滅的那一刻，真正的文明才以一個「人」的形象顯現。我有幸在不幸時刻見識了日本的文明。<text:span text:style-name="T3"><text:line-break/><text:line-break/></text:span>（作者為作家）<text:span text:style-name="T3"> <text:line-break/><text:line-break/>=====================<text:line-break/></text:span>台媒赴日採訪表現差<text:span text:style-name="T3"><text:s/></text:span>網友批：不意外！<text:span text:style-name="T3"><text:line-break/><text:line-break/></text:span>新頭殼<text:span text:style-name="T3">newtalk 2011.03.15 <text:line-break/><text:line-break/></text:span>楊宗興<text:span text:style-name="T3">/</text:span>台北報導<text:span text:style-name="T3"><text:line-break/><text:line-break/></text:span>日本遭逢世紀強震，台灣不少媒體也冒險「挺進」災區採訪，為台灣帶回第一手的地震消息，不過卻有媒體報導，不少台灣媒體在日本採訪「水土不服」，用在台灣死纏爛打的功夫，在東京車站內追逐受訪者，最後遭到日本警方制止。對於台灣媒體的表現，網路上一片撻伐，並有不少網友直言：「不意外」，也有人痛批：「丟臉丟到國外去了！」<text:span text:style-name="T3"><text:line-break/><text:line-break/></text:span>雖然日本政府已經呼籲外國媒體盡量不要進入災區干擾救災，但還是有不少台灣媒體派員進入災區報導。<text:span text:style-name="T3"><text:line-break/><text:line-break/></text:span>根據中央社報導，台灣記者把在台灣的採訪習慣帶到日本踢到鐵板，在東京羽田機場準備採訪台灣派去日本的救難隊，機場人員馬上拉出「ㄇ」字型採訪區，讓不少台灣媒體抱怨拍不到好畫面，顯然台灣的採訪習慣在日本難免「水土不服」。<text:span text:style-name="T3"><text:line-break/><text:line-break/></text:span>不過雖然在機場配合日本方面的採訪安排，但是當場景移到東京車站內，眾媒體準備採訪撤離的台灣留學生時，就遭到車站人員以嚴肅口吻要求不要攝影。車站人員怕台灣記者不黯日語，還準備了「禁止攝影」的手舉牌，甚至請來警方維持秩序，才遏止住台灣記者追逐不願受訪的留學生之脫序行徑。台灣記者無處不拍的採訪習慣再次踢到鐵板，也讓日本人見識到台灣媒體的活動力。<text:span text:style-name="T3"><text:line-break/><text:line-break/></text:span>另外一則名為「笨蛋記者笨蛋問題」的電視新聞影片遭網友<text:span text:style-name="T3">PO</text:span>上<text:span text:style-name="T3">Youtube</text:span>，裡頭一名電視台女記者問一位東京機場的外國旅客在機場等了多久？這位旅客回答：「大概<text:span text:style-name="T3">33</text:span>小時」，只見女記者再次提問：「是一天還是兩天？」該名旅客只好尷尬回答：「大概是一天半吧！」影片後半段這名記者又問一位台籍旅客地震時在做什麼？台灣旅客只能回答：「逃命啊！」<text:span text:style-name="T3"><text:line-break/><text:line-break/></text:span>這段影片在網路上引發網友熱烈討論，不少網友對台灣記者的表現感到「不意外」，有網友認為台灣記者只會問蠢問題，根本沒有專業素養；網友甚至諷刺說：「真的手沒斷嘴巴會說話就可以當記者了喔？」也有不少網友對台灣媒體記者在日本的表現感到羞愧，認為這根本是丟臉丟到國外去。<text:span text:style-name="T3"><text:line-break/><text:line-break/></text:span>影片說明：台灣記者在東京採訪旅客受到地震影響的新聞，遭網友集結成「笨蛋記者笨蛋問題」的影片內容。<text:span text:style-name="T3">[</text:span>完整的影音請至<text:span text:style-name="T3"><text:s/>http://newtalk.tw/news_read.php?oid=12777]</text:span></text:p>
      <text:p text:style-name="P1"><text:span text:style-name="T1">选择</text:span><text:s/>  |  2011.03.16 17:40   |   <text:a xlink:type="simple" xlink:href="http://palinfo.habago.org/Entry?Command=Information_PrintForum&amp;iPage=576#FORUM21972"><text:span text:style-name="T2">#</text:span></text:a></text:p>
      <text:p text:style-name="P4">今天是若雪遇害<text:span text:style-name="T3">8</text:span>周年。纪念若雪。<text:span text:style-name="T3"><text:line-break/>==============<text:line-break/></text:span>若雪父母的公開聲明<text:span text:style-name="T3"><text:line-break/></text:span>李鉴慧<text:span text:style-name="T3">,</text:span>王怡静<text:span text:style-name="T3">,</text:span>陈真翻译<text:span text:style-name="T3"> <text:line-break/>Date: 2003.03.18<text:line-break/><text:line-break/></text:span>我们仍处于悲恸，同时也仍在探究若雪在加萨走廊之死的背后详情。<text:span text:style-name="T3"> <text:line-break/><text:line-break/></text:span>我们教导我们的孩子能够欣赏国际社会和家庭的美，我们对若雪能够实践她的信念而感到骄傲。<text:span text:style-name="T3"> <text:line-break/><text:line-break/></text:span>对于不管住在何处的人类同胞，若雪都充满了爱和责任感。<text:span text:style-name="T3"> <text:line-break/><text:line-break/></text:span>她付出了她的生命，保护那些无法保护自己的人。<text:span text:style-name="T3"> <text:line-break/><text:line-break/></text:span>若雪在加萨走廊时，写了一些信给我们，在这样的时刻，我们希望能够用她自己的话，向媒体公开她的经验。<text:span text:style-name="T3"> <text:line-break/><text:line-break/></text:span>谢谢。<text:span text:style-name="T3"> <text:line-break/><text:line-break/></text:span>克雷格和辛蒂柯利<text:span text:style-name="T3"> </text:span></text:p>
      <text:p text:style-name="P1"><text:span text:style-name="T1">陳真</text:span><text:s/>  |  2011.03.14 13:33   |   <text:a xlink:type="simple" xlink:href="http://palinfo.habago.org/Entry?Command=Information_PrintForum&amp;iPage=576#FORUM21965"><text:span text:style-name="T2">#</text:span></text:a></text:p>
      <text:p text:style-name="P3">一大早七點就出門了<text:span text:style-name="T3">,</text:span>來到斗六辦些事<text:span text:style-name="T3">,</text:span>跑郵局跑銀行<text:span text:style-name="T3">,</text:span>同時也去一個朋友開的早餐店看他生意如何<text:span text:style-name="T3">,</text:span>然後轉往台中<text:span text:style-name="T3">. </text:span>中途一有休息站便得睡一覺<text:span text:style-name="T3">,</text:span>我身上的<text:span text:style-name="T3"><text:s/>"</text:span>電池<text:span text:style-name="T3">" </text:span>已經無法讓我維持連續兩小時以上的正常供電<text:span text:style-name="T3">;</text:span>要不是憑藉強大的意志力<text:span text:style-name="T3">,</text:span>換做是一般人<text:span text:style-name="T3">,</text:span>恐怕早就癱瘓在地<text:span text:style-name="T3">.<text:line-break/><text:line-break/></text:span>兩點二十分抵達台中站樁地點<text:span text:style-name="T3">--</text:span>公益路市民廣場<text:span text:style-name="T3">,</text:span>我在台中住了三四年<text:span text:style-name="T3">,</text:span>靜和醫院就在不遠處<text:span text:style-name="T3">,</text:span>我在那醫院工作了一年<text:span text:style-name="T3">. </text:span>奇怪的是<text:span text:style-name="T3">,</text:span>原本荒涼落寞的地區<text:span text:style-name="T3">,</text:span>現在卻高樓林立滿是人潮<text:span text:style-name="T3">,</text:span>而且是中產階級那種人潮<text:span text:style-name="T3">,</text:span>彷彿同一家工廠或同一家俱樂部的成員傾巢而出<text:span text:style-name="T3">,</text:span>一樣的氣味<text:span text:style-name="T3">,</text:span>一樣的穿著<text:span text:style-name="T3">,</text:span>一樣的品味<text:span text:style-name="T3">,</text:span>幾乎分不出誰是誰<text:span text:style-name="T3">.<text:line-break/><text:line-break/></text:span>雖然提早了四十分鐘到達<text:span text:style-name="T3">,</text:span>但卻找了半小時一直找不到停車位<text:span text:style-name="T3">,</text:span>惡形惡狀的交通和駕駛人嘴臉<text:span text:style-name="T3">,</text:span>每每讓我很想早日移民脫離這讓人活著很不痛快的鬼島<text:span text:style-name="T3">. </text:span>兩家標誌著庸俗品味的商店<text:span text:style-name="T3">--</text:span>誠品與星巴客<text:span text:style-name="T3">,</text:span>就在我們站樁地點的正前方十公尺處<text:span text:style-name="T3">. </text:span>這個一點也不廣的<text:span text:style-name="T3"><text:s/>"</text:span>廣場<text:span text:style-name="T3">",</text:span>不但人來人往<text:span text:style-name="T3">,</text:span>而且狗來狗往<text:span text:style-name="T3">,</text:span>奇怪的是全是一些醜到爆的狗<text:span text:style-name="T3">,</text:span>但卻打扮得花枝招展<text:span text:style-name="T3">. <text:line-break/><text:line-break/></text:span>幾十年來<text:span text:style-name="T3">,</text:span>我有個<text:span text:style-name="T3"><text:s/>"</text:span>人類學兼動物學<text:span text:style-name="T3">" </text:span>上的重要觀察<text:span text:style-name="T3">: </text:span>狗往往和主人長得很像<text:span text:style-name="T3">. </text:span>此一理論<text:span text:style-name="T3">,</text:span>在此獲得印證<text:span text:style-name="T3">. </text:span>這些狗<text:span text:style-name="T3">,</text:span>雖然醜<text:span text:style-name="T3">,</text:span>但每一隻卻相當大無畏<text:span text:style-name="T3">,</text:span>自我感覺十分良好<text:span text:style-name="T3">.</text:span>其中有好幾隻就把我的腿當成電線桿<text:span text:style-name="T3">,</text:span>準備撒尿或是對我狂吠<text:span text:style-name="T3">,</text:span>幸好主人及時施以家教<text:span text:style-name="T3">,</text:span>有一位小姐還告誡她家小狗說<text:span text:style-name="T3">:"</text:span>不得無禮<text:span text:style-name="T3">!" </text:span>家教如此嚴明<text:span text:style-name="T3">,</text:span>讓我心生敬佩<text:span text:style-name="T3">.<text:line-break/><text:line-break/></text:span>住在國外十年<text:span text:style-name="T3">,</text:span>往來盡皆權貴子弟<text:span text:style-name="T3">,</text:span>我同時也觀察到一個現象<text:span text:style-name="T3">: </text:span>台灣有錢人的一個重要特徵就是<text:span text:style-name="T3">:</text:span>大無畏<text:span text:style-name="T3">; </text:span>抬頭挺胸昂首闊步<text:span text:style-name="T3">,</text:span>啥咪攏毋驚<text:span text:style-name="T3">. </text:span>這恰恰跟我相反<text:span text:style-name="T3">,</text:span>我什麼都怕<text:span text:style-name="T3">,</text:span>相當沒出息<text:span text:style-name="T3">,</text:span>連遇到一隻有錢的狗我都會自慚形穢<text:span text:style-name="T3">,</text:span>害怕不知道要怎麼跟牠應對才不會失禮<text:span text:style-name="T3">.</text:span>學姐經常建議我去演<text:span text:style-name="T3"><text:s/>MR.BEAN(</text:span>豆豆先生<text:span text:style-name="T3">),</text:span>說我不用演就已相當傳神<text:span text:style-name="T3">.<text:line-break/><text:line-break/></text:span>台灣有錢人雖然缺乏自信<text:span text:style-name="T3">,</text:span>但卻<text:span text:style-name="T3"><text:s/>"</text:span>他信<text:span text:style-name="T3">" </text:span>十足<text:span text:style-name="T3">,</text:span>甚至氾濫成災<text:span text:style-name="T3">. "</text:span>他信<text:span text:style-name="T3">" </text:span>就是他相信憑其身份地位以及<text:span text:style-name="T3"><text:s/>$$$,</text:span>他將眾人敬畏<text:span text:style-name="T3">,</text:span>通行無阻<text:span text:style-name="T3">. </text:span>正所謂富貴如龍<text:span text:style-name="T3">,</text:span>雲遊四海<text:span text:style-name="T3">,</text:span>貧賤如虎<text:span text:style-name="T3">,</text:span>驚走六親<text:span text:style-name="T3">. </text:span>當你貧賤卑微<text:span text:style-name="T3">,</text:span>即便你是一隻虎<text:span text:style-name="T3">,</text:span>人們看你也只是一隻好好笑的豆豆虎<text:span text:style-name="T3">,</text:span>輕則缺乏敬重<text:span text:style-name="T3">,</text:span>重則鄙夷嘲弄<text:span text:style-name="T3">. </text:span>當你走起路來<text:span text:style-name="T3">,</text:span>大路莫名其妙就變小路<text:span text:style-name="T3">,</text:span>小路變黑街暗巷<text:span text:style-name="T3">,</text:span>總會憑添許多阻礙挫折<text:span text:style-name="T3">.<text:line-break/><text:line-break/></text:span>我很喜歡濟慈的詩<text:span text:style-name="T3">,</text:span>但就跟讀沈從文一樣<text:span text:style-name="T3">,</text:span>稍一接觸就會陷入很深的憂鬱中<text:span text:style-name="T3">,</text:span>所以我也盡量避著他<text:span text:style-name="T3">. </text:span>這憂鬱或許美麗<text:span text:style-name="T3">,</text:span>但卻極其可悲<text:span text:style-name="T3">. </text:span>最近看了珍康萍的<text:span text:style-name="T3"><text:s/>BRIGHT STAR,</text:span>講的就是濟慈和芬妮的故事<text:span text:style-name="T3">. </text:span>我看濟慈是真的<text:span text:style-name="T3"><text:s/>"</text:span>瘋<text:span text:style-name="T3">" </text:span>了<text:span text:style-name="T3">,</text:span>被自己的心給埋葬<text:span text:style-name="T3">,</text:span>沉溺在某個美麗世界中<text:span text:style-name="T3">,</text:span>整天埋首寫作<text:span text:style-name="T3">,</text:span>但他的書卻一本也賣不出去<text:span text:style-name="T3">. </text:span>學姐說<text:span text:style-name="T3">: </text:span>因為他太窮了<text:span text:style-name="T3">,</text:span>又窮又病<text:span text:style-name="T3">,</text:span>進而影響人們對他的作品應有的評價<text:span text:style-name="T3">.<text:line-break/><text:line-break/></text:span>或許很多時候都是這樣<text:span text:style-name="T3">,</text:span>人還活在時<text:span text:style-name="T3">,</text:span>明明是一片汪洋的才華<text:span text:style-name="T3">,</text:span>卻貶成一灘污水<text:span text:style-name="T3">;</text:span>明明赤子單純<text:span text:style-name="T3">,</text:span>硬是講得好像猙面獠牙那般複雜<text:span text:style-name="T3">. </text:span>往往必須等到作品的主人離開人世<text:span text:style-name="T3">,</text:span>人們才願意給他一個適當的評價<text:span text:style-name="T3">. <text:line-break/><text:line-break/></text:span>濟慈<text:span text:style-name="T3"><text:s/>25</text:span>歲就死了<text:span text:style-name="T3">,</text:span>死於肺結核<text:span text:style-name="T3">,</text:span>片尾寫著<text:span text:style-name="T3">:"</text:span>濟慈自認創作失敗<text:span text:style-name="T3">,</text:span>但如今世人卻公認他是浪漫主義詩人的重要代表<text:span text:style-name="T3">." </text:span>片尾濟慈唸著自己的詩<text:span text:style-name="T3">,</text:span>我得邊看邊轉移注意力<text:span text:style-name="T3">,</text:span>想著一些醜陋可恨骯髒齷齪下流之事來減輕美麗的憂鬱之神對我的誘惑與傷害<text:span text:style-name="T3">,</text:span>盡量維持我的現實感<text:span text:style-name="T3">,</text:span>努力充實我的虛榮<text:span text:style-name="T3">,</text:span>以便藉以少點折磨地活在這世上<text:span text:style-name="T3">.<text:line-break/><text:line-break/></text:span>我想我是能充份理解他的詩的<text:span text:style-name="T3">,</text:span>那些文字帶著某種疾病色彩<text:span text:style-name="T3">,</text:span>世界看上去如此美麗<text:span text:style-name="T3">,</text:span>卻又如此哀傷<text:span text:style-name="T3">,</text:span>就連死亡似乎也有著這樣一種雙重性<text:span text:style-name="T3">.<text:line-break/><text:line-break/></text:span>我經歷過至少三次瀕臨死亡的經驗<text:span text:style-name="T3">,</text:span>一次是黑道的三聲槍響<text:span text:style-name="T3">,</text:span>兩次是病<text:span text:style-name="T3">,</text:span>這三次都是大量鮮血<text:span text:style-name="T3">. </text:span>當我感覺不久於人世時<text:span text:style-name="T3">,</text:span>卻沒有太多痛苦<text:span text:style-name="T3">.</text:span>特別是十九歲被槍打中脖子的那一次<text:span text:style-name="T3">,</text:span>中槍之際<text:span text:style-name="T3">,</text:span>腦海瞬間閃過的竟不是恐懼的情緒<text:span text:style-name="T3">,</text:span>而是一種難以形容的安慰<text:span text:style-name="T3">. </text:span>死亡<text:span text:style-name="T3">,</text:span>我來了<text:span text:style-name="T3">,</text:span>但我絲毫無懼<text:span text:style-name="T3">. </text:span>或許曾走過鬼門關的人也會有類似感觸<text:span text:style-name="T3">. </text:span>另外兩次死亡經驗也是類似感覺<text:span text:style-name="T3">,</text:span>很憂鬱<text:span text:style-name="T3">,</text:span>但卻又似乎一切看起來都帶著一種很深的美感<text:span text:style-name="T3">.<text:line-break/><text:line-break/></text:span>曾經參加一個朋友的學術研討會<text:span text:style-name="T3">,</text:span>他在台上講自殺問題<text:span text:style-name="T3">,</text:span>最後防治自殺的結論卻說是要加強人文藝術<text:span text:style-name="T3">. </text:span>我舉手反駁說<text:span text:style-name="T3">,</text:span>我倒覺得文學藝術不但不是而且也不該是防治自殺的一種工具<text:span text:style-name="T3">,</text:span>接觸多了文學藝術<text:span text:style-name="T3">,</text:span>恐怕會更容易想自殺<text:span text:style-name="T3">,</text:span>畢竟人得靠某種現實的虛榮以便活在這世上<text:span text:style-name="T3">,</text:span>而藝術卻是教人嚮往著另外一個美麗純粹的世界<text:span text:style-name="T3">. </text:span>我說<text:span text:style-name="T3">: "</text:span>想太多<text:span text:style-name="T3">" </text:span>美的問題<text:span text:style-name="T3">,"</text:span>想太多<text:span text:style-name="T3">" </text:span>另外一個世界<text:span text:style-name="T3">, </text:span>會比那些只想著市場上所謂成就地位論文業績以及銀行存款的那些人更容易<text:span text:style-name="T3"><text:s/>"</text:span>想不開<text:span text:style-name="T3">". </text:span>你看史上偉大的藝術家<text:span text:style-name="T3">,</text:span>很多最後都以自殺或貧病潦倒收場<text:span text:style-name="T3">. <text:line-break/><text:line-break/></text:span>並不是說我們應該因此反對人們接觸文學藝術<text:span text:style-name="T3">,</text:span>而只是說<text:span text:style-name="T3">,</text:span>文學藝術終究不是市面上所說的那樣<text:span text:style-name="T3">,</text:span>彷彿是防治自殺或使人邁向前途提昇的什麼靈丹妙藥<text:span text:style-name="T3">;</text:span>文學藝術本身就是一種目的<text:span text:style-name="T3">,</text:span>它終究不是任何其它目標的工具<text:span text:style-name="T3">.<text:line-break/><text:line-break/></text:span>在站樁現場<text:span text:style-name="T3">,</text:span>我幾乎都閉著眼睛<text:span text:style-name="T3">,</text:span>但照樣會有一些路人過來批評指教<text:span text:style-name="T3">.</text:span>首先聽到一個嬌美的聲音說<text:span text:style-name="T3">: "</text:span>喔<text:span text:style-name="T3">!</text:span>巴基斯坦呀<text:span text:style-name="T3">,</text:span>很好啊<text:span text:style-name="T3">!</text:span>那你們怎麼會站在這裏呢<text:span text:style-name="T3">?" </text:span>我和智巽都沒回答<text:span text:style-name="T3">. <text:line-break/><text:line-break/></text:span>這小姐好像有點尷尬<text:span text:style-name="T3">,</text:span>接著杏眼圓睜看著我說<text:span text:style-name="T3">:"</text:span>嗯<text:span text:style-name="T3">?</text:span>嗯<text:span text:style-name="T3">?..." </text:span>期待我們出聲<text:span text:style-name="T3">. </text:span>我轉向智巽<text:span text:style-name="T3">,</text:span>見他依然不為所動<text:span text:style-name="T3">,</text:span>我只好硬著頭皮講了一句傻話說<text:span text:style-name="T3">: "</text:span>因為我們反對<text:span text:style-name="T3">". <text:line-break/><text:line-break/></text:span>小姐接著問<text:span text:style-name="T3">: "</text:span>反對什麼<text:span text:style-name="T3">?" <text:line-break/></text:span>我說<text:span text:style-name="T3">: </text:span>反對戰爭<text:span text:style-name="T3">.<text:line-break/></text:span>小姐<text:span text:style-name="T3">: </text:span>是指哪一場戰爭<text:span text:style-name="T3">? <text:line-break/></text:span>我<text:span text:style-name="T3">: </text:span>比方說伊拉克<text:span text:style-name="T3">,</text:span>阿富汗以及以色列對巴勒斯坦的侵略<text:span text:style-name="T3">.</text:span>是巴勒斯坦<text:span text:style-name="T3">,</text:span>不是巴基斯坦<text:span text:style-name="T3">.<text:line-break/><text:line-break/></text:span>小姐見我糾正她<text:span text:style-name="T3">,</text:span>似乎有點尷尬<text:span text:style-name="T3">. </text:span>但她的出現終於帶來一點人氣<text:span text:style-name="T3">. </text:span>一位看起來像電車癡漢那樣一種造型的中年男性上班族也靠了過來聽我們講話<text:span text:style-name="T3">. </text:span>他插嘴說<text:span text:style-name="T3">: "</text:span>打伊拉克我贊成<text:span text:style-name="T3">". </text:span>我啞口無言沒出聲<text:span text:style-name="T3">. </text:span>接著他便開始上課了<text:span text:style-name="T3">:<text:line-break/><text:line-break/>"</text:span>你知道海珊多可惡嗎<text:span text:style-name="T3">? </text:span>美國打伊拉克就好像我若看到隔壁如果有人打小孩<text:span text:style-name="T3">,</text:span>那我也會去救那個小孩<text:span text:style-name="T3">."<text:line-break/><text:line-break/></text:span>我本想跟他說<text:span text:style-name="T3">: </text:span>那你會因此把隔壁的滅九族殺他三百個親友來<text:span text:style-name="T3"><text:s/>"</text:span>救出<text:span text:style-name="T3">" </text:span>一個被體罰的小孩嗎<text:span text:style-name="T3">? </text:span>但對方十分好辯<text:span text:style-name="T3">,</text:span>而且非常自以為是<text:span text:style-name="T3">,</text:span>自我感覺十分良好<text:span text:style-name="T3">,</text:span>所以我也沒什麼機會說話<text:span text:style-name="T3">. </text:span>但我還是說了<text:span text:style-name="T3">: "</text:span>海珊不就是美國培養出來的嗎<text:span text:style-name="T3">!" <text:line-break/><text:line-break/></text:span>電車癡漢說<text:span text:style-name="T3">: "</text:span>美國支持他時<text:span text:style-name="T3">,</text:span>海珊是好人啊<text:span text:style-name="T3">!" <text:line-break/><text:line-break/></text:span>我說<text:span text:style-name="T3">: "</text:span>海珊再壞也只殺幾千人<text:span text:style-name="T3">,</text:span>美國卻殺了幾百萬人<text:span text:style-name="T3">"<text:line-break/><text:line-break/></text:span>電車男搖搖頭<text:span text:style-name="T3">,</text:span>露出不屑神情<text:span text:style-name="T3">,</text:span>要我回去多研究<text:span text:style-name="T3">,</text:span>並強調美國聞聲救苦犧牲自我的精神<text:span text:style-name="T3">. </text:span>我於是遞給他一本<text:span text:style-name="T3"><text:s/>"</text:span>伊拉克淪陷記實<text:span text:style-name="T3">" </text:span>的小冊子<text:span text:style-name="T3">,</text:span>我說這是我寫的<text:span text:style-name="T3">,</text:span>免費贈送<text:span text:style-name="T3">,</text:span>你可以參考看看<text:span text:style-name="T3">. </text:span>但他拒絕接受<text:span text:style-name="T3">,</text:span>仍持續講課<text:span text:style-name="T3">,</text:span>訴說海珊的殘暴<text:span text:style-name="T3">,</text:span>說他如何當場槍斃部下云云<text:span text:style-name="T3">.<text:line-break/><text:line-break/></text:span>那小姐見狀便打圓場說<text:span text:style-name="T3">: "</text:span>好啦好啦<text:span text:style-name="T3">,</text:span>每個人觀點不同啦<text:span text:style-name="T3">". </text:span>我一開始說了幾句後<text:span text:style-name="T3">,</text:span>知道遇上自我感覺良好的北七了<text:span text:style-name="T3">,</text:span>所以就不再出聲<text:span text:style-name="T3">,</text:span>等電車男演講完畢<text:span text:style-name="T3">,</text:span>我便對他鞠了個躬<text:span text:style-name="T3">,</text:span>謝謝他的指教<text:span text:style-name="T3">,</text:span>他便帶著滿意的笑容離去<text:span text:style-name="T3">.<text:line-break/><text:line-break/></text:span>學界醫界文化界等等菁英界<text:span text:style-name="T3">,</text:span>不就多得是這樣一種北七嗎<text:span text:style-name="T3">? </text:span>智商低<text:span text:style-name="T3">,</text:span>頭腦僵硬如石<text:span text:style-name="T3">,</text:span>但卻顧盼自雄<text:span text:style-name="T3">,</text:span>蠢話說一堆<text:span text:style-name="T3">,</text:span>卻又得意洋洋感覺自己很行<text:span text:style-name="T3">.<text:line-break/><text:line-break/></text:span>半小時後<text:span text:style-name="T3">,</text:span>那小姐又走了回來<text:span text:style-name="T3">.</text:span>問說<text:span text:style-name="T3">:"</text:span>你們有沒有想用其他方法來推展你們的想法<text:span text:style-name="T3">?" </text:span>我說<text:span text:style-name="T3">: "</text:span>比方說呢<text:span text:style-name="T3">? </text:span>妳覺得我們應該用什麼方法<text:span text:style-name="T3">?" </text:span>她說<text:span text:style-name="T3">: "</text:span>用一些比較不激烈的方法<text:span text:style-name="T3">!" </text:span>我說<text:span text:style-name="T3">: "</text:span>我們就兩個人站在這裏罰站<text:span text:style-name="T3">,</text:span>這樣會很激烈嗎<text:span text:style-name="T3">?" </text:span>小姐沒回答<text:span text:style-name="T3">,</text:span>但開始跟我講起慈悲的道理<text:span text:style-name="T3">,</text:span>說她們是屬於一個團體叫<text:span text:style-name="T3"><text:s/>"</text:span>阿凡達<text:span text:style-name="T3">",</text:span>我心裏想<text:span text:style-name="T3">: "</text:span>阿凡達<text:span text:style-name="T3">? </text:span>我還<text:span text:style-name="T3"><text:s/>3D</text:span>食人魚咧<text:span text:style-name="T3">!" </text:span>她見我缺乏慈悲沒啥慧根<text:span text:style-name="T3">,</text:span>需要拯救<text:span text:style-name="T3">,</text:span>所以給了我一些阿<text:span text:style-name="T3"><text:s/>"</text:span>梵<text:span text:style-name="T3">" </text:span>達的書面資料<text:span text:style-name="T3">,</text:span>還客氣地跟我要了一張名片<text:span text:style-name="T3">.<text:line-break/><text:line-break/></text:span>我回來後看了英文網路資料<text:span text:style-name="T3">,</text:span>對這團體稍有認識<text:span text:style-name="T3">,</text:span>是所謂靈修團體<text:span text:style-name="T3">,</text:span>創辦人似乎連學歷都會撒謊<text:span text:style-name="T3">,</text:span>而且必須繳交巨額<text:span text:style-name="T3"><text:s/>(</text:span>二三十萬<text:span text:style-name="T3">)</text:span>補習費<text:span text:style-name="T3">,</text:span>學習培養慈悲<text:span text:style-name="T3">.<text:line-break/><text:line-break/></text:span>我跟那小姐說<text:span text:style-name="T3">: </text:span>我相信憐憫相信慈悲<text:span text:style-name="T3">,</text:span>但我不相信慈悲需要花錢去跟所<text:span text:style-name="T3"><text:s/>"</text:span>謂阿梵達領袖<text:span text:style-name="T3">" </text:span>學習<text:span text:style-name="T3">,</text:span>我也不相信慈悲可以變成一種行銷商品<text:span text:style-name="T3">. </text:span>其實我倒覺得<text:span text:style-name="T3">,</text:span>不如把那幾十萬學費直接捐給窮人還更慈悲一些<text:span text:style-name="T3">.<text:line-break/><text:line-break/></text:span>大約十年前<text:span text:style-name="T3">,</text:span>我剛去英國不久<text:span text:style-name="T3">,</text:span>就有位大富豪朋友說要投資讓我創立這樣一種靈修事業<text:span text:style-name="T3">,</text:span>她說她可以介紹很多名人藝人明星有錢人等等來參加<text:span text:style-name="T3">,</text:span>個個都很有錢<text:span text:style-name="T3">,</text:span>她說他們很需要這類<text:span text:style-name="T3"><text:s/>"</text:span>心靈<text:span text:style-name="T3">" </text:span>課程<text:span text:style-name="T3">,</text:span>那朋友認為我肯定能吸引一大批信徒<text:span text:style-name="T3">. </text:span>我聽了啞口無言<text:span text:style-name="T3">,</text:span>逐漸不再跟這朋友見面<text:span text:style-name="T3">,</text:span>而她似乎也慢慢發覺我心智尚未成熟<text:span text:style-name="T3">,</text:span>不是靈修大師這塊料<text:span text:style-name="T3">. </text:span></text:p>
      <text:p text:style-name="P1"><text:span text:style-name="T1">秉叡</text:span><text:s/>  |  2011.03.14 10:53   |   <text:a xlink:type="simple" xlink:href="http://palinfo.habago.org/Entry?Command=Information_PrintForum&amp;iPage=576#FORUM21964"><text:span text:style-name="T2">#</text:span></text:a></text:p>
      <text:p text:style-name="P4">這也是為什麼以色列人，甚至是那些身為以色列公民的巴勒斯坦裔學生，當他們開始學習他們自己國家的歷史時，他們得先從奧德薩大屠殺（譯註：<text:span text:style-name="T3">1941-1942</text:span>年發生在<text:span text:style-name="T3">Odessa</text:span>的一系列由納粹所指使的猶太大屠殺）開始。<text:span text:style-name="T3">=================================================<text:line-break/></text:span>這段譯註有問題，這裡的奧德薩大屠殺應該指的是<text:span text:style-name="T3">1871</text:span>年發生在帝俄奧德薩的反猶事件，因為最早的一批阿利亞，就是在那件事件之後產生的。算的上是以色列建國史的開端。<text:span text:style-name="T3"><text:line-break/><text:line-break/></text:span>另外雖然當年納粹進攻蘇聯後，在當地製造了不少大屠殺，不過我看過的猶太歷史書一般而言都用基輔的娘子谷大屠殺來當作這段時期的代表性事件。</text:p>
      <text:p text:style-name="P1"><text:span text:style-name="T1">陳真</text:span><text:s/>  |  2011.03.06 21:39   |   <text:a xlink:type="simple" xlink:href="http://palinfo.habago.org/Entry?Command=Information_PrintForum&amp;iPage=576#FORUM21900"><text:span text:style-name="T2">#</text:span></text:a></text:p>
      <text:p text:style-name="P3">過去站樁活動全都在台北，成員卻來自全台各處，因路途遙遠且請假不易，住中部的成員有時便就地起義；台中靜站活動雖非常設，但往後仍會在此公告周知，或許有住部中南部的人，若剛好時間許可，也歡迎參與。活動內容、方式與標語細節等，與北部同。見首頁<text:span text:style-name="T3">.<text:line-break/><text:line-break/></text:span>台中的活動時間與地點已敲定<text:span text:style-name="T3">,</text:span>但台北的還在喬<text:span text:style-name="T3">,</text:span>喬好後一樣會公告在首頁<text:span text:style-name="T3">.<text:line-break/><text:line-break/></text:span>每年<text:span text:style-name="T3">3.6,9,12</text:span>會在<text:span text:style-name="T3">AIT</text:span>或以色列駐台機構靜站<text:span text:style-name="T3">,</text:span>但出於考慮抗議對象周六日不上班<text:span text:style-name="T3">,</text:span>所以這幾個月份都會挑在平常日而非假日<text:span text:style-name="T3">,</text:span>有些人請假不易<text:span text:style-name="T3">,</text:span>所以便就地靜站<text:span text:style-name="T3">. </text:span>所以我們決定也事先公告台北以外的靜站地點<text:span text:style-name="T3">,</text:span>或許有住中南部的人也比較方便來參加<text:span text:style-name="T3">.</text:span></text:p>
      <text:p text:style-name="P1"><text:span text:style-name="T1">陳真</text:span><text:s/>  |  2011.03.03 16:23   |   <text:a xlink:type="simple" xlink:href="http://palinfo.habago.org/Entry?Command=Information_PrintForum&amp;iPage=576#FORUM21887"><text:span text:style-name="T2">#</text:span></text:a></text:p>
      <text:p text:style-name="P4"><text:span text:style-name="T3">(</text:span>續<text:span text:style-name="T3">)<text:line-break/><text:line-break/></text:span>忘了是哪個名人說的了<text:span text:style-name="T3">,</text:span>不過這道理很平常<text:span text:style-name="T3">,</text:span>我小學就懂了<text:span text:style-name="T3">,</text:span>沒啥稀奇<text:span text:style-name="T3">,</text:span>就當做是我說的吧<text:span text:style-name="T3">. </text:span>道理是這樣<text:span text:style-name="T3">: </text:span>當我們對某個政權或政團不滿<text:span text:style-name="T3">,</text:span>大概不會僅僅只是因為他在技術問題上例如路燈規劃沒做好<text:span text:style-name="T3">,</text:span>而必然是因為他在基本道德或原則問題上出了問題<text:span text:style-name="T3">.<text:line-break/><text:line-break/></text:span>對我而言<text:span text:style-name="T3">,</text:span>這也是為什麼民進黨比國民黨更為卑劣的原因<text:span text:style-name="T3">,</text:span>前者不是在技術上出了紕漏<text:span text:style-name="T3">,</text:span>而是踐踏了一切立場之所憑藉毀棄了一切議論之所以有可能存在的基本是非<text:span text:style-name="T3">.<text:line-break/><text:line-break/></text:span>比方說一個學生<text:span text:style-name="T3">,</text:span>數學細胞很差<text:span text:style-name="T3">,3</text:span>加<text:span text:style-name="T3">5</text:span>說是<text:span text:style-name="T3">6,7</text:span>減<text:span text:style-name="T3">1</text:span>等於<text:span text:style-name="T3">9,</text:span>教他教得很頭痛<text:span text:style-name="T3">,</text:span>但我們不會怪他什麼<text:span text:style-name="T3">,</text:span>他只是這方面能力有點不足<text:span text:style-name="T3">.<text:line-break/><text:line-break/></text:span>但另一個學生卻是早上九點說<text:span text:style-name="T3">1</text:span>加<text:span text:style-name="T3">1</text:span>等於<text:span text:style-name="T3">2,</text:span>到了十點卻因為某種物質需要或權力需求或聽眾不一樣了<text:span text:style-name="T3">,</text:span>於是<text:span text:style-name="T3">1</text:span>加<text:span text:style-name="T3">1</text:span>突然變成<text:span text:style-name="T3">200,</text:span>而且宣稱答案<text:span text:style-name="T3">2</text:span>是一種敵人的陰謀一種忠誠問題<text:span text:style-name="T3">. <text:line-break/><text:line-break/></text:span>這時候<text:span text:style-name="T3">,</text:span>我們該知道<text:span text:style-name="T3">,</text:span>這傢伙沒救了<text:span text:style-name="T3">,</text:span>他不是在數學能力上出了問題<text:span text:style-name="T3">,</text:span>而是他根本就不是在跟你玩數學這樣一種<text:span text:style-name="T3"><text:s/>"</text:span>遊戲<text:span text:style-name="T3">",</text:span>他把數學之所以可能存在的基礎給存心破壞了<text:span text:style-name="T3">.</text:span>把原本是屬於<text:span text:style-name="T3"><text:s/>"</text:span>目的<text:span text:style-name="T3">" </text:span>的東西給變質成為一種<text:span text:style-name="T3"><text:s/>"</text:span>手段<text:span text:style-name="T3">" </text:span>了<text:span text:style-name="T3">. </text:span>他不是真的在乎答案或是非<text:span text:style-name="T3">,</text:span>他只是藉著是非來操弄一種攻擊<text:span text:style-name="T3">,</text:span>藉以獲得種種利益<text:span text:style-name="T3">.</text:span></text:p>
      <text:p text:style-name="P1"><text:span text:style-name="T1">陳真</text:span><text:s/>  |  2011.03.03 16:05   |   <text:a xlink:type="simple" xlink:href="http://palinfo.habago.org/Entry?Command=Information_PrintForum&amp;iPage=576#FORUM21886"><text:span text:style-name="T2">#</text:span></text:a></text:p>
      <text:p text:style-name="P3">或許可能要先思考怎麼讓霸佔游泳池全副武裝整天喊打喊殺的混蛋們願意和大家一起和平共游<text:span text:style-name="T3">,</text:span>至於怎麼游或游仰式或蛙式的技術問題<text:span text:style-name="T3">,</text:span>其實就只是一種次要問題了<text:span text:style-name="T3">. </text:span>原則或權利問題總是<text:span text:style-name="T3">comes first,</text:span>接下來的技術考量其實就不關我們的事了<text:span text:style-name="T3">,</text:span>至少不是我們遠在數千公里外所能憑空策劃思索的<text:span text:style-name="T3">.</text:span></text:p>
      <text:p text:style-name="P1"><text:span text:style-name="T1">秉叡</text:span><text:s/>  |  2011.03.02 22:06   |   <text:a xlink:type="simple" xlink:href="http://palinfo.habago.org/Entry?Command=Information_PrintForum&amp;iPage=576#FORUM21885"><text:span text:style-name="T2">#</text:span></text:a></text:p>
      <text:p text:style-name="P4">這個嘛，是有道理啦，只是每次在床上翻來覆去，思考著要如何安置這些難民這個議題﹝建立在以色列允許難民返鄉的前提下﹞，就讓我非常頭痛。</text:p>
      <text:p text:style-name="P5"/>
      <text:p text:style-name="P1"><text:span text:style-name="T1">陳真</text:span><text:s/>  |  2011.03.02 02:46   |   <text:a xlink:type="simple" xlink:href="http://palinfo.habago.org/Entry?Command=Information_PrintForum&amp;iPage=577#FORUM21881"><text:span text:style-name="T2">#</text:span></text:a></text:p>
      <text:p text:style-name="P4">對啊<text:span text:style-name="T3">,</text:span>返鄉既然是一種權利<text:span text:style-name="T3">,</text:span>權利的行使當然可以加但書<text:span text:style-name="T3">,</text:span>就比方說在國內自由遷徙理應是一種權利<text:span text:style-name="T3">,</text:span>你可以為了某種現實上的困難而加上一些但書加以限制<text:span text:style-name="T3">,</text:span>但是<text:span text:style-name="T3">,</text:span>但書不該<text:span text:style-name="T3"><text:s/>"</text:span>但<text:span text:style-name="T3">" </text:span>到連權利本身整個都給剝奪了<text:span text:style-name="T3">.<text:line-break/><text:line-break/></text:span>至於李同學所謂要<text:span text:style-name="T3"><text:s/>"</text:span>事先<text:span text:style-name="T3">" </text:span>規劃才能給予返鄉權<text:span text:style-name="T3">,</text:span>這我也不反對<text:span text:style-name="T3">,</text:span>但在<text:span text:style-name="T3"><text:s/>"</text:span>事先<text:span text:style-name="T3">" </text:span>規劃之前還得有個更<text:span text:style-name="T3"><text:s/>"</text:span>先<text:span text:style-name="T3">" </text:span>的前提就是你得<text:span text:style-name="T3"><text:s/>"</text:span>先<text:span text:style-name="T3">" </text:span>承認權利的存在<text:span text:style-name="T3">,</text:span>然後你得積極去規劃不是嗎<text:span text:style-name="T3">? </text:span>而不是倒過來指責支持返鄉者怎麼沒有先提出完整規劃就說要返鄉<text:span text:style-name="T3">,</text:span>這不但倒因為果<text:span text:style-name="T3">,</text:span>而且搞錯權力關係<text:span text:style-name="T3">. </text:span>被打壓者怎麼規劃<text:span text:style-name="T3">? </text:span>要我規劃也行啊<text:span text:style-name="T3">,</text:span>以色列政府讓我來領導<text:span text:style-name="T3">,</text:span>我肯定能規畫得很好<text:span text:style-name="T3">.<text:line-break/><text:line-break/></text:span>以前國民黨抗拒國會改選或各項普選的理由之一<text:span text:style-name="T3">,</text:span>總是說人民沒有民主經驗<text:span text:style-name="T3">,</text:span>素質這麼差<text:span text:style-name="T3">,</text:span>怎麼開放選舉<text:span text:style-name="T3">? </text:span>這就好像有人霸佔了一整個游泳池<text:span text:style-name="T3">,</text:span>不准他人下水<text:span text:style-name="T3">,</text:span>只能自己游著爽<text:span text:style-name="T3">,</text:span>卻又質疑說主張游泳權者怎麼不先訓練好大家高超的泳技<text:span text:style-name="T3">,</text:span>怎麼不先規劃好各個游泳區塊<text:span text:style-name="T3">,</text:span>就只會說要下水<text:span text:style-name="T3">. </text:span>這樣的質疑合理嗎<text:span text:style-name="T3">?<text:line-break/><text:line-break/></text:span>即便是基本人權也不是絕對的無限的<text:span text:style-name="T3">,</text:span>它總是需要一些但書<text:span text:style-name="T3">,</text:span>但但書再怎麼但也不該但到成為一種阻礙本體權利的藉口<text:span text:style-name="T3">. </text:span>你可以規定說不能在游泳池內大便<text:span text:style-name="T3">,</text:span>但你總不能說不會游泳者不准下水吧<text:span text:style-name="T3">.<text:line-break/><text:line-break/></text:span>李同學<text:span text:style-name="T3">,</text:span>我講得有道理嗎<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